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helvetica,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right="-0.012cm" table:align="margins"/>
    </style:style>
    <style:style style:name="Tableau2.A" style:family="table-column">
      <style:table-column-properties style:column-width="17.013cm" style:rel-column-width="65535*"/>
    </style:style>
    <style:style style:name="Tableau2.A1" style:family="table-cell">
      <style:table-cell-properties fo:padding="0.097cm" fo:border="0.035cm solid #660033"/>
    </style:style>
    <style:style style:name="Tableau1" style:family="table">
      <style:table-properties style:width="17.013cm" fo:margin-left="0cm" fo:margin-right="-0.012cm" table:align="margins"/>
    </style:style>
    <style:style style:name="Tableau1.A" style:family="table-column">
      <style:table-column-properties style:column-width="17.013cm" style:rel-column-width="65535*"/>
    </style:style>
    <style:style style:name="Tableau1.A1" style:family="table-cell">
      <style:table-cell-properties fo:padding="0.097cm" fo:border="0.035cm solid #660033"/>
    </style:style>
    <style:style style:name="Tableau3" style:family="table">
      <style:table-properties style:width="17.013cm" fo:margin-left="0cm" fo:margin-right="-0.012cm" table:align="margins"/>
    </style:style>
    <style:style style:name="Tableau3.A" style:family="table-column">
      <style:table-column-properties style:column-width="17.013cm" style:rel-column-width="65535*"/>
    </style:style>
    <style:style style:name="Tableau3.A1" style:family="table-cell">
      <style:table-cell-properties fo:padding="0.097cm" fo:border="0.035cm solid #660033"/>
    </style:style>
    <style:style style:name="P1" style:family="paragraph" style:parent-style-name="Table_20_Contents">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Table_20_Contents">
      <style:paragraph-properties fo:text-align="center" style:justify-single-word="false"/>
      <style:text-properties style:font-name="Times New Roman" fo:font-size="12pt" style:font-size-asian="12pt" style:font-size-complex="12pt"/>
    </style:style>
    <style:style style:name="P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sans-serif" fo:font-size="13.5pt" style:font-size-asian="12pt" style:font-size-complex="12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weight="normal" style:font-weight-asian="normal" style:font-weight-complex="normal"/>
    </style:style>
    <style:style style:name="P11" style:family="paragraph" style:parent-style-name="Standard">
      <style:text-properties style:font-name="Times New Roman" fo:font-style="italic" fo:font-weight="normal" style:font-style-asian="italic" style:font-weight-asian="normal" style:font-style-complex="italic" style:font-weight-complex="normal"/>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Text_20_body" style:list-style-name="L1">
      <style:text-properties style:font-name="Times New Roman" fo:font-size="12pt" style:font-size-asian="12pt" style:font-size-complex="12pt"/>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paragraph-properties fo:margin-top="0cm" fo:margin-bottom="0cm"/>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5pt" fo:font-weight="bold" style:font-size-asian="15pt" style:font-weight-asian="bold" style:font-size-complex="15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style>
    <style:style style:name="T11" style:family="text">
      <style:text-properties fo:font-style="italic" fo:font-weight="bold"/>
    </style:style>
    <style:style style:name="T12" style:family="text">
      <style:text-properties fo:font-style="italic" fo:font-weight="bold" style:font-weight-asian="normal" style:font-weight-complex="normal"/>
    </style:style>
    <style:style style:name="T13" style:family="text">
      <style:text-properties fo:font-style="italic" fo:font-weight="bold" style:font-style-asian="italic" style:font-style-complex="italic"/>
    </style:style>
    <style:style style:name="T14" style:family="text">
      <style:text-properties fo:font-style="italic" fo:font-weight="bold"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variant="normal" fo:text-transform="none"/>
    </style:style>
    <style:style style:name="T21" style:family="text">
      <style:text-properties fo:font-variant="normal" fo:text-transform="none" fo:font-style="normal"/>
    </style:style>
    <style:style style:name="T22" style:family="text">
      <style:text-properties fo:font-variant="normal" fo:text-transform="none" fo:font-style="normal" fo:font-weight="bold"/>
    </style:style>
    <style:style style:name="T23" style:family="text">
      <style:text-properties fo:font-variant="normal" fo:text-transform="none" fo:font-style="normal" fo:font-weight="bold" style:font-weight-asian="normal" style:font-weight-complex="normal"/>
    </style:style>
    <style:style style:name="T24" style:family="text">
      <style:text-properties fo:font-variant="normal" fo:text-transform="none" fo:font-style="normal" fo:font-weight="bold" style:font-weight-asian="bold" style:font-weight-complex="bold"/>
    </style:style>
    <style:style style:name="T25" style:family="text">
      <style:text-properties fo:font-variant="normal" fo:text-transform="none" fo:font-style="normal" fo:font-weight="normal" style:font-weight-asian="normal" style:font-weight-complex="normal"/>
    </style:style>
    <style:style style:name="T26" style:family="text">
      <style:text-properties fo:font-variant="normal" fo:text-transform="none" fo:font-weight="bold"/>
    </style:style>
    <style:style style:name="T27" style:family="text">
      <style:text-properties fo:font-variant="normal" fo:text-transform="none" fo:font-weight="bold" style:font-weight-asian="bold" style:font-weight-complex="bold"/>
    </style:style>
    <style:style style:name="T28" style:family="text">
      <style:text-properties fo:font-variant="normal" fo:text-transform="none" style:font-name="Times New Roman"/>
    </style:style>
    <style:style style:name="T29" style:family="text">
      <style:text-properties fo:font-variant="normal" fo:text-transform="none" style:font-name="Times New Roman" fo:font-style="normal" fo:font-weight="bold" style:font-weight-asian="normal" style:font-weight-complex="normal"/>
    </style:style>
    <style:style style:name="T30" style:family="text">
      <style:text-properties fo:font-variant="normal" fo:text-transform="none" style:font-name="Times New Roman" fo:font-style="normal" fo:font-weight="normal" style:font-weight-asian="normal" style:font-weight-complex="normal"/>
    </style:style>
    <style:style style:name="T31" style:family="text">
      <style:text-properties fo:font-variant="normal" fo:text-transform="none" style:font-name="Times New Roman" fo:font-weight="bold" style:font-weight-asian="normal" style:font-weight-complex="normal"/>
    </style:style>
    <style:style style:name="T32" style:family="text">
      <style:text-properties fo:font-variant="normal" fo:text-transform="none" style:font-name="Times New Roman" fo:font-weight="normal" style:font-weight-asian="normal" style:font-weight-complex="normal"/>
    </style:style>
    <style:style style:name="T33" style:family="text">
      <style:text-properties fo:font-variant="normal" fo:text-transform="none" fo:font-style="italic" fo:font-weight="bold" style:font-style-asian="italic" style:font-weight-asian="normal" style:font-style-complex="italic" style:font-weight-complex="normal"/>
    </style:style>
    <style:style style:name="T34" style:family="text">
      <style:text-properties fo:font-variant="normal" fo:text-transform="none" fo:font-style="italic" fo:font-weight="bold" style:font-style-asian="italic" style:font-style-complex="italic"/>
    </style:style>
    <style:style style:name="T35" style:family="text">
      <style:text-properties fo:font-variant="normal" fo:text-transform="none" fo:font-style="italic" fo:font-weight="bold" style:font-style-asian="italic" style:font-weight-asian="bold" style:font-style-complex="italic" style:font-weight-complex="bold"/>
    </style:style>
    <style:style style:name="T36" style:family="text">
      <style:text-properties fo:font-variant="normal" fo:text-transform="none" fo:font-style="italic" style:font-style-asian="italic" style:font-style-complex="italic"/>
    </style:style>
    <style:style style:name="T37" style:family="text">
      <style:text-properties fo:font-variant="normal" fo:text-transform="none" fo:font-style="italic" fo:font-weight="normal" style:font-style-asian="italic" style:font-weight-asian="normal" style:font-style-complex="italic" style:font-weight-complex="normal"/>
    </style:style>
    <style:style style:name="T38" style:family="text">
      <style:text-properties fo:font-variant="normal" fo:text-transform="none" fo:font-weight="normal" style:font-weight-asian="normal" style:font-weight-complex="normal"/>
    </style:style>
    <style:style style:name="T39" style:family="text">
      <style:text-properties fo:font-size="12pt"/>
    </style:style>
    <style:style style:name="T40" style:family="text">
      <style:text-properties style:font-name="Times New Roman"/>
    </style:style>
    <style:style style:name="T41" style:family="text">
      <style:text-properties style:font-name="Times New Roman" fo:font-style="italic"/>
    </style:style>
    <style:style style:name="T42" style:family="text">
      <style:text-properties style:font-name="Times New Roman" fo:font-style="italic" fo:font-weight="bold" style:font-weight-asian="normal" style:font-weight-complex="normal"/>
    </style:style>
    <style:style style:name="T43" style:family="text">
      <style:text-properties style:font-name="Times New Roman" fo:font-style="italic" fo:font-weight="normal" style:font-weight-asian="normal" style:font-weight-complex="normal"/>
    </style:style>
    <style:style style:name="T44" style:family="text">
      <style:text-properties style:font-name="Times New Roman" fo:font-style="italic" fo:font-weight="normal" style:font-style-asian="italic" style:font-weight-asian="normal" style:font-style-complex="italic" style:font-weight-complex="normal"/>
    </style:style>
    <style:style style:name="T45" style:family="text">
      <style:text-properties style:font-name="Times New Roman" fo:font-size="12pt" fo:font-weight="normal" style:font-weight-asian="normal" style:font-weight-complex="normal"/>
    </style:style>
    <style:style style:name="T46" style:family="text">
      <style:text-properties style:font-name="Times New Roman" fo:font-size="12pt" fo:font-style="italic" fo:font-weight="normal" style:font-style-asian="italic" style:font-weight-asian="normal" style:font-style-complex="italic" style:font-weight-complex="normal"/>
    </style:style>
    <style:style style:name="T47" style:family="text">
      <style:text-properties style:font-name="Times New Roman" fo:font-weight="bold" style:font-weight-asian="bold" style:font-weight-complex="bold"/>
    </style:style>
    <style:style style:name="T48" style:family="text">
      <style:text-properties style:font-name="Times New Roman" fo:font-weight="bold" style:font-weight-asian="normal" style:font-weight-complex="normal"/>
    </style:style>
    <style:style style:name="T49" style:family="text">
      <style:text-properties style:font-name="Times New Roman" fo:font-weight="normal" style:font-weight-asian="normal" style:font-weight-complex="normal"/>
    </style:style>
    <style:style style:name="T50" style:family="text">
      <style:text-properties style:font-name="Times New Roman" style:text-underline-style="solid" style:text-underline-width="auto" style:text-underline-color="font-color" fo:font-weight="normal" style:font-weight-asian="normal" style:font-weight-complex="normal"/>
    </style:style>
    <style:style style:name="T51" style:family="text">
      <style:text-properties fo:font-weight="normal" style:font-weight-asian="normal" style:font-weight-complex="normal"/>
    </style:style>
    <style:style style:name="T5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DRS Score - <text:span text:style-name="T1">Montgomery-Åsberg depression rating scale</text:span></text:p>
      <text:p text:style-name="P2"/>
      <text:p text:style-name="P8"><text:s/></text:p>
      <text:p text:style-name="P8"/>
      <table:table table:name="Tableau2" table:style-name="Tableau2">
        <table:table-column table:style-name="Tableau2.A"/>
        <table:table-row>
          <table:table-cell table:style-name="Tableau2.A1" office:value-type="string">
            <text:p text:style-name="P3">Description du test</text:p>
          </table:table-cell>
        </table:table-row>
      </table:table>
      <text:p text:style-name="P4"><text:span text:style-name="T4"><text:line-break/></text:span><text:span text:style-name="T3">C'est une échelle employée pour </text:span><text:span text:style-name="Strong_20_Emphasis"><text:span text:style-name="T3">évaluer la sévérité de la dépression</text:span></text:span><text:span text:style-name="T3"> chez des patients souffrant de troubles de l'humeur. <text:line-break/>Elle est également fréquemment utilisée pour mesurer les changements apportés par le traitement de la dépression. <text:line-break/></text:span></text:p>
      <text:p text:style-name="P6">Le test comporte dix items qui évaluent successivement : <text:line-break/><text:tab/>→ la tristesse apparente, <text:line-break/><text:tab/>→ la tristesse exprimée, <text:line-break/><text:tab/>→ la tension intérieure, <text:line-break/><text:tab/>→ la réduction de sommeil, <text:line-break/><text:tab/>→ la réductionde l’appétit, <text:line-break/><text:tab/>→ les difficultés de concentration, <text:line-break/><text:tab/>→ la lassitude, <text:line-break/><text:tab/>→ l’incapacité à ressentir, <text:line-break/><text:tab/>→ les pensées pessimistes,<text:line-break/><text:tab/>→ les idées suicidaires.<text:line-break/><text:line-break/>Il s’agit d’un hétéro-questionnaire qui concerne les sept jours précédents.</text:p>
      <text:p text:style-name="P7"><text:line-break/></text:p>
      <table:table table:name="Tableau1" table:style-name="Tableau1">
        <table:table-column table:style-name="Tableau1.A"/>
        <table:table-row>
          <table:table-cell table:style-name="Tableau1.A1" office:value-type="string">
            <text:p text:style-name="P3">Cotation</text:p>
          </table:table-cell>
        </table:table-row>
      </table:table>
      <text:p text:style-name="Standard"><text:span text:style-name="T2"><text:line-break/></text:span><text:span text:style-name="T2">L'échelle comporte 10 items cotés de 0 à 6 (0 = pas de présence du symptôme, 6 = forte présence du symptôme). <text:line-break/>Le cotateur doit décider si la note est à un point nettement défini de l'échelle (0, 2, 4, 6) ou à un point intermédiaire (1, 3, 5). <text:line-break/>Seuls les scores pairs ont une valeur définitive, les scores impairs représentent des états intermédiaires . <text:line-break/></text:span></text:p>
      <text:p text:style-name="P5">Le score total, qui est la somme des scores à chaque item, varie de 0 à 60. Plus le score est élevé, plus le trouble est présent. <text:line-break/><text:line-break/><text:span text:style-name="T8">Interprétation du score total :</text:span></text:p>
      <text:list xml:id="list1061571324505107009" text:style-name="L1">
        <text:list-item>
          <text:p text:style-name="P17">de 0 à 6 points : le patient est considéré comme sain. </text:p>
        </text:list-item>
        <text:list-item>
          <text:p text:style-name="P17">de 7 à 19 points : le patient est considéré comme étant en dépression légère. </text:p>
        </text:list-item>
        <text:list-item>
          <text:p text:style-name="P17">de 20 à 34 points : le patient est considéré comme étant en dépression moyenne. </text:p>
        </text:list-item>
        <text:list-item>
          <text:p text:style-name="P14">&gt; 34 points : le patient est considéré comme étant en dépression sévère. </text:p>
        </text:list-item>
      </text:list>
      <text:p text:style-name="P5"/>
      <text:p text:style-name="P5"/>
      <text:p text:style-name="P5"/>
      <text:p text:style-name="P5"/>
      <text:p text:style-name="P5"/>
      <text:p text:style-name="P5"/>
      <text:p text:style-name="P5"><text:soft-page-break/></text:p>
      <table:table table:name="Tableau3" table:style-name="Tableau3">
        <table:table-column table:style-name="Tableau3.A"/>
        <table:table-row>
          <table:table-cell table:style-name="Tableau3.A1" office:value-type="string">
            <text:p text:style-name="P3">Validité de la version française du test</text:p>
          </table:table-cell>
        </table:table-row>
      </table:table>
      <text:p text:style-name="Standard"><text:span text:style-name="T49"/></text:p>
      <text:p text:style-name="P10"/>
      <text:p text:style-name="Standard"><text:span text:style-name="Emphasis"><text:span text:style-name="T47"><text:tab/>Validité concomitante :</text:span></text:span></text:p>
      <text:p text:style-name="Standard"><text:span text:style-name="T43"><text:line-break/></text:span><text:span text:style-name="Emphasis"><text:span text:style-name="T30">La validité de l’instrument a été comparé à plusieurs autres tests, et ce principalement sur la capacité de ces échelles à bien répondre au changement.</text:span></text:span><text:span text:style-name="T49"><text:line-break/>L</text:span><text:span text:style-name="T45">'échelle de MADRS a été comparée avec l'inventaire de dépression de Beck (1961), l'échelle de dépression de Hamilton (1960), une échelle d'évaluation clinique globale de la gravité et une échelle d'évaluation de l'amélioration. La dépression a été évaluée à quatre temps : à l'entrée dans l'étude, au septième jour, au quatorzième jour et au vingt-huitième jour. Les coefficients de corrélation entre les instruments de mesure ont été calculés pour chacun des quatre temps d'évaluation. La valeur des coefficients augmente avec le temps, mais peu importe le moment de l'évaluation la corrélation la plus forte reste celle entre  le MADRS et l'échelle de Hamilton (rT1=0,69; rT2=0,86; rT3=0,92; rT4=0,92).</text:span><text:span text:style-name="T49"> <text:line-break/></text:span><text:span text:style-name="T44">Etude : </text:span><text:span text:style-name="T46">Lemperière, T., Lépine, J.P., Rouillon, F., Hardy, P., Ades, J., Luaute, J.P., &amp; Ferrand, I. (1984).  Comparaison de différents instruments d'évaluation de la dépression à l'occasion d'une étude sur l'Athymil 30 mg. </text:span><text:span text:style-name="Emphasis"><text:span text:style-name="T46">Annales Médico-Psychologiques, 142</text:span></text:span><text:span text:style-name="T46">, 1206-1212.</text:span><text:span text:style-name="T49"> </text:span></text:p>
      <text:p text:style-name="P11">Population : <text:span text:style-name="T39">Population adulte composée de 79 personnes atteint d'une dépression jugée sévère ou très sévère. Soixante-six pour cent de l'échantillon était hospitalisé. Il est à noter que les sujets participaient à une étude testant l'efficacité d'un médicament.</text:span> </text:p>
      <text:p text:style-name="P10"/>
      <text:p text:style-name="Standard"><text:span text:style-name="Emphasis"><text:span text:style-name="T50">Sensibilité au changement :</text:span></text:span><text:span text:style-name="T43"><text:line-break/></text:span><text:span text:style-name="T49">Avec l’échelle d’amélioration en 6 point (évaluation sur une échelle de 6 points l'amélioration de l'état clinique d'un patient après administration d'un traitement), les auteurs ont divisé la population en 2 groupe : les individus répondant aux critères des catégories 1, 2, et 3 de l’échelle en 6 point ont constitué les non-répondeurs. Ceux qui répondaient aux critères 4 et 5 ont constitué les répondeurs. Une note de 1 a été attribuée aux répondeurs, une note de 0 aux non-répondeurs. Après le calcul des coefficients de corrélation entre ces notes et les variations des scores aux échelles, il apparait que la sensibilité au changement de la MADRS (R=0,75) n’est pas supérieure à celle de l’échelle de Hamilton (R=0,74).</text:span></text:p>
      <text:p text:style-name="Standard"><text:span text:style-name="Emphasis"><text:span text:style-name="T32">Pellet J. Bobon D.P. et al.. 1980. Études princeps de la validation française de la M.A.D.R.S., sous échelle dépression de la C.P.R.S.. </text:span></text:span><text:span text:style-name="Emphasis"><text:span text:style-name="T49">Congrès de Psychiatrie et Neurologie</text:span></text:span><text:span text:style-name="Emphasis"><text:span text:style-name="T30">. Reims.</text:span></text:span><text:span text:style-name="T49"><text:line-break/></text:span><text:span text:style-name="T43"><text:line-break/></text:span><text:span text:style-name="Emphasis"><text:span text:style-name="T30">Le calcul a été effectué sur la différence entre les scores globaux de l’évaluation initiale et finale par comparaison avec l’évaluation de la C.G.I. (échelle d’impression clinique globale étant une échelle d'amélioration) simultanément faite. Le coefficient « r », après application du test de Pearson, a été calculé afin d’établir une corrélation MADRS/CGI. Une bonne sensibilité au changement apparaît : r = 0,64 pour les 89 cas répondant aux critères de dépression primaire de Feighner (M.&amp;A., 1979 : r = 0,70). Sur la totalité de l’échantillon, r = 0,59 (M.&amp;A., 1979 : r = 0,59). Les mêmes calculs ont été fait pour l’échelle de Hamilton (21 items). La MDRS a une meilleure sensibilité au changement que cette dernière, quoique légèrement. C’est chez  les 17 cas bipolaires que la sensibilité au changement est la plus marquée : r = 0,71.</text:span></text:span><text:span text:style-name="T49"> </text:span></text:p>
      <text:p text:style-name="P11">Etude : Pellet J., Decrat M. et al.. 1986. Description d’un échantillon de 300 échelles M.A.D.R.S. portant sur des sujets déprimés. Ann. Médico. Psychol.<text:span text:style-name="T20">.</text:span> 145(2), 170-175.</text:p>
      <text:p text:style-name="P10"/>
      <text:p text:style-name="Text_20_body"><text:span text:style-name="Emphasis"><text:span text:style-name="T47"><text:tab/>Fiabilité inter-juges :</text:span></text:span></text:p>
      <text:p text:style-name="P16"><text:span text:style-name="T41"><text:line-break/></text:span><text:span text:style-name="T1">La fiabilité inter-juges a été démontrée à l’aide du test du Kappa pondéré de Cohen (KW) :<text:line-break/>Admission :  K = 0,41; KW = 0,81; r = 0,97<text:line-break/></text:span><text:soft-page-break/><text:span text:style-name="T1">Sortie : K = 0,69; KW = 0,84; r = 0,96</text:span></text:p>
      <text:p text:style-name="P15"><text:span text:style-name="T1">Etude : </text:span><text:span text:style-name="T1">Pellet J., Decrat M. et al.. 1986. Description d’un échantillon de 300 échelles M.A.D.R.S. portant sur des sujets déprimés. </text:span><text:span text:style-name="T1">Ann. Médico. Psychol.</text:span><text:span text:style-name="T28">.</text:span><text:span text:style-name="T1"> 145</text:span><text:span text:style-name="T1">(2), 170-175.</text:span></text:p>
      <text:p text:style-name="P16"/>
      <text:p text:style-name="Standard"><text:span text:style-name="Emphasis"><text:span text:style-name="T51"><text:tab/></text:span></text:span><text:span text:style-name="Emphasis"><text:span text:style-name="T6">Validité de construit : </text:span></text:span><text:span text:style-name="T16">Structure du construit :</text:span></text:p>
      <text:p text:style-name="P13"><text:span text:style-name="T10"><text:line-break/></text:span>L’analyse en composantes principales permet de retenir 3 facteurs de valeur propre supérieure à 1 et un autre de valeur avoisinant 1 (facteur IV : 0,96). <text:line-break/>Le facteur I explique 36,6% de la variance. Il semble mieux couvrir l’aspect psychique que l’aspect somatique de la dépression. <text:line-break/>Le facteur II explique 11% de la variance et oppos<text:span text:style-name="T52">e la lassitude à l’anxiété.</text:span> Il semble différencier la dépression anxieuse de la dépression ralentie. <text:line-break/>Les facteur III et IV, après rotation Varimax, semblent couvrir les dimensions somatiques de la dépression. <text:line-break/>Le facteur IV est celui qui se rapproche le plus du deuxième facteur de la solution à deux facteurs « retenue par Guelfi et collaborateurs dans une A.C.P. non publiée portant sur 1200 cas ». </text:p>
      <text:p text:style-name="P12">Etude : Lempérière T., Lépine J.-P. et al.. 1984. Comparaison de différents instruments de la dépression, à l’occasion d’une étude sur l’ATHYMIL 30 mg. Ann. Médico. Psychol.<text:span text:style-name="T20">.</text:span> 142, 1206-1212.</text:p>
      <text:p text:style-name="P13"/>
      <text:p text:style-name="P13"/>
      <text:p text:style-name="Standard"><text:span text:style-name="Emphasis"><text:span text:style-name="T51"><text:tab/></text:span></text:span><text:span text:style-name="Emphasis"><text:span text:style-name="T6">Spécificité et sensibilité :</text:span></text:span><text:span text:style-name="Emphasis"><text:span text:style-name="T38"> </text:span></text:span><text:span text:style-name="T51"><text:line-break/></text:span></text:p>
      <text:p text:style-name="Standard"><text:span text:style-name="Emphasis"><text:span text:style-name="T9">Sensibilité </text:span></text:span><text:span text:style-name="Emphasis"><text:span text:style-name="T51">:</text:span></text:span><text:span text:style-name="T18"><text:line-break/></text:span></text:p>
      <text:p text:style-name="Standard"><text:span text:style-name="Emphasis"><text:span text:style-name="T25">Au seuil de 17, la sensibilité à détecter un maximum de cas considérés comme pathologiques est excellente : 94,92%, lors de l’admission. </text:span></text:span><text:span text:style-name="T51"><text:line-break/></text:span><text:span text:style-name="T19">Etude : Pellet J., Decrat M. et al.. 1986. Description d’un échantillon de 300 échelles M.A.D.R.S. portant sur des sujets déprimés. Ann. Médico. Psychol.</text:span><text:span text:style-name="T37">.</text:span><text:span text:style-name="T19"> 145(2), 170-175.</text:span></text:p>
      <text:p text:style-name="P12"/>
      <text:p text:style-name="Standard"><text:span text:style-name="Emphasis"><text:span text:style-name="T9">Spécificité </text:span></text:span><text:span text:style-name="Emphasis"><text:span text:style-name="T51">:</text:span></text:span><text:span text:style-name="T51"><text:line-break/></text:span></text:p>
      <text:p text:style-name="Standard"><text:span text:style-name="Emphasis"><text:span text:style-name="T25">Sur 303 sujets déprimés, seulement 2 sujets ont obtenu un score inférieur à 15, normalement considéré comme le seuil de dépression. </text:span></text:span><text:span text:style-name="T19"><text:line-break/>Etude : Pellet J., Decrat M. et al.. 1986. Description d’un échantillon de 300 échelles M.A.D.R.S. portant sur des sujets déprimés. Ann. Médico. Psychol.</text:span><text:span text:style-name="T37">.</text:span><text:span text:style-name="T19"> 145(2), 170-175.</text:span></text:p>
      <text:p text:style-name="Standard"><text:span text:style-name="Emphasis"><text:span text:style-name="T25"/></text:span></text:p>
      <text:p text:style-name="Standard"><text:span text:style-name="Emphasis"><text:span text:style-name="T25">À l’admission, l’instrument a un pourcentage de sélectivité de 75%. À la sortie, il est de 95,3%.</text:span></text:span><text:span text:style-name="T51"> </text:span></text:p>
      <text:p text:style-name="P15">Etude :Lempérière T., Lépine J.-P. et al.. 1984. Comparaison de différents instruments de la dépression, à l’occasion d’une étude sur l’ATHYMIL 30 mg. Ann. Médico. Psychol.<text:span text:style-name="T20">.</text:span> 142, 1206-1212.</text:p>
      <text:p text:style-name="P12"/>
      <text:p text:style-name="Standard"><text:span text:style-name="Emphasis"><text:span text:style-name="T9">Normes </text:span></text:span><text:span text:style-name="Emphasis"><text:span text:style-name="T51">:</text:span></text:span><text:span text:style-name="T18"><text:line-break/></text:span><text:span text:style-name="T51">« La note moyenne initiale est comparable à celle des études de Pellet (1980 : 23,7 et 1987 : 28,2) » et n’est pas plus influencée par le sexe que par l’âge. </text:span></text:p>
      <text:p text:style-name="P12">Etude : Pellet J., Decrat M. et al.. 1986. Description d’un échantillon de 300 échelles M.A.D.R.S. portant sur des sujets déprimés. Ann. Médico. Psychol.<text:span text:style-name="T20">.</text:span> 145(2), 170-175.</text:p>
      <text:p text:style-name="P12"/>
      <text:p text:style-name="P12"/>
      <text:p text:style-name="P12"/>
      <text:p text:style-name="P12"/>
      <text:p text:style-name="Standard"><text:soft-page-break/><text:a xlink:type="simple" xlink:href="http://www.rqrv.com/fr/instrument.php?i=65" text:style-name="Internet_20_link" text:visited-style-name="Visited_20_Internet_20_Link"><text:span text:style-name="T49">http://www.rqrv.com/fr/instrument.php?i=65</text:span></text:a></text:p>
      <text:p text:style-name="P10"/>
      <text:p text:style-name="P12"><text:a xlink:type="simple" xlink:href="http://instrumentspsychometriques.mcgill.ca/instruments/depression/madrs.htm" text:style-name="Internet_20_link" text:visited-style-name="Visited_20_Internet_20_Link"><text:span text:style-name="T1">http://instrumentspsychometriques.mcgill.ca/instruments/depression/madrs.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helvetica,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9T21:06:17.66</meta:creation-date>
    <dc:date>2020-04-22T17:12:04.93</dc:date>
    <meta:editing-duration>PT1H48M43S</meta:editing-duration>
    <meta:editing-cycles>4</meta:editing-cycles>
    <meta:generator>OpenOffice/4.1.6$Win32 OpenOffice.org_project/416m1$Build-9790</meta:generator>
    <meta:document-statistic meta:table-count="3" meta:image-count="0" meta:object-count="0" meta:page-count="4" meta:paragraph-count="37" meta:word-count="1231" meta:character-count="7715"/>
  </office:meta>
</office:document-meta>
</file>